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smit Shrestha</text:p>
      <text:p text:style-name="Standard">ECE 2500 Project 3</text:p>
      <text:p text:style-name="Standard">Cache Simulator</text:p>
      <text:p text:style-name="Standard"/>
      <text:p text:style-name="Standard">To start off, I read from the file. The instruction was separated from the address with a tab so I account for that and split each line into an address and an instruction. I then placed the instructions into a Qlist and placed the addresses in a Qlist as well. I converted the addresses to int and then put the newly converted addresses into a new Qlist. This way I could refer to the address expressed in integers more easily as opposed to having to convert each time.</text:p>
      <text:p text:style-name="Standard"/>
      <text:p text:style-name="Standard">In order to begin this project, I needed a way to store the tags, age bit, and dirty bit, so I made QVectors for all of them. Because you'll have 2 vectors for 2-way, 4 for 4way, I made a QVector containing Qvectors so I could dynamically create the number of ways and number of sets and needed.</text:p>
      <text:p text:style-name="Standard"><text:line-break/>Everytime something was added, I incremented the age bit so that way I could figure out which one was most recently used. If a write back was used, I update the dirty bit vector.</text:p>
      <text:p text:style-name="Standard">Below is my associative.result which works as intended.</text:p>
      <text:p text:style-name="Standard"><draw:frame draw:style-name="fr1" draw:name="graphics1" text:anchor-type="as-char" svg:width="5.9272in" svg:height="1.552in" draw:z-index="0"><draw:image xlink:href="http://i.imgur.com/N2jqTx0.png" xlink:type="simple" xlink:show="embed" xlink:actuate="onLoad"/></draw:frame></text:p>
      <text:p text:style-name="Standard">And below is my blocks.result file which works as intended. No decrease in hit rate is apparent because the block size does not get big enough</text:p>
      <text:p text:style-name="Standard"><draw:frame draw:style-name="fr2" draw:name="graphics2" text:anchor-type="paragraph" svg:y="0in" svg:width="3.7472in" svg:height="2.7398in" draw:z-index="1"><draw:image xlink:href="http://i.imgur.com/lH7J5di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7:23:25</meta:creation-date>
    <dc:date>2014-05-07T17:43:48</dc:date>
    <meta:editing-duration>PT13M32S</meta:editing-duration>
    <meta:editing-cycles>31</meta:editing-cycles>
    <meta:generator>LibreOffice/3.5$Linux_x86 LibreOffice_project/350m1$Build-2</meta:generator>
    <meta:document-statistic meta:table-count="0" meta:image-count="2" meta:object-count="0" meta:page-count="1" meta:paragraph-count="9" meta:word-count="222" meta:character-count="1189" meta:non-whitespace-character-count="973"/>
  </office:meta>
</office:document-meta>
</file>